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db9" officeooo:paragraph-rsid="000e4db9"/>
    </style:style>
    <style:style style:name="P2" style:family="paragraph" style:parent-style-name="Standard">
      <style:text-properties officeooo:rsid="000ff762" officeooo:paragraph-rsid="000ff762"/>
    </style:style>
    <style:style style:name="P3" style:family="paragraph" style:parent-style-name="Standard">
      <style:text-properties officeooo:rsid="001194be" officeooo:paragraph-rsid="001194be"/>
    </style:style>
    <style:style style:name="P4" style:family="paragraph" style:parent-style-name="Standard">
      <style:text-properties officeooo:rsid="001241ca" officeooo:paragraph-rsid="001241ca"/>
    </style:style>
    <style:style style:name="P5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gwt-debug-decryptedPasswordDiv"/>aPcA)cXYrO;JHkVOunJ=$f&amp;G&amp;AjQ).e@</text:p>
      <text:p text:style-name="Standard"/>
      <text:p text:style-name="Standard"/>
      <text:p text:style-name="Preformatted_20_Text">{</text:p>
      <text:p text:style-name="Preformatted_20_Text"><text:s text:c="2"/>"AWSTemplateFormatVersion" : "2010-09-09",</text:p>
      <text:p text:style-name="Preformatted_20_Text"/>
      <text:p text:style-name="Preformatted_20_Text"><text:s text:c="2"/>"Description" : "Create an Apache webserver with a webpage.",</text:p>
      <text:p text:style-name="Preformatted_20_Text"/>
      <text:p text:style-name="Preformatted_20_Text"><text:s text:c="2"/>"Parameters" : {</text:p>
      <text:p text:style-name="Preformatted_20_Text"><text:s text:c="4"/>"InstanceType" : {</text:p>
      <text:p text:style-name="Preformatted_20_Text"><text:s text:c="6"/>"Description" : "Type of EC2 instance to launch",</text:p>
      <text:p text:style-name="Preformatted_20_Text"><text:s text:c="6"/>"Type" : "String",</text:p>
      <text:p text:style-name="Preformatted_20_Text"><text:s text:c="6"/>"Default" : "t1.micro"</text:p>
      <text:p text:style-name="Preformatted_20_Text"><text:s text:c="4"/>},</text:p>
      <text:p text:style-name="Preformatted_20_Text"><text:s text:c="4"/>"WebServerPort" : {</text:p>
      <text:p text:style-name="Preformatted_20_Text"><text:s text:c="6"/>"Description" : "TCP/IP port of the web server",</text:p>
      <text:p text:style-name="Preformatted_20_Text"><text:s text:c="6"/>"Type" : "String",</text:p>
      <text:p text:style-name="Preformatted_20_Text"><text:s text:c="6"/>"Default" : "80"</text:p>
      <text:p text:style-name="Preformatted_20_Text"><text:s text:c="4"/>},</text:p>
      <text:p text:style-name="Preformatted_20_Text"><text:s text:c="4"/>"KeyName" : {</text:p>
      <text:p text:style-name="Preformatted_20_Text"><text:s text:c="6"/>"Description" : "Name of an existing EC2 KeyPair to enable SSH access to the instances",</text:p>
      <text:p text:style-name="Preformatted_20_Text"><text:s text:c="6"/>"Type" : "AWS::EC2::KeyPair::KeyName",</text:p>
      <text:p text:style-name="Preformatted_20_Text"><text:s text:c="6"/>"ConstraintDescription" : "must be the name of an existing EC2 KeyPair."</text:p>
      <text:p text:style-name="Preformatted_20_Text"><text:s text:c="4"/>},</text:p>
      <text:p text:style-name="Preformatted_20_Text"><text:s text:c="4"/>"SSHLocation": {</text:p>
      <text:p text:style-name="Preformatted_20_Text"><text:s text:c="12"/>"Description": " The IP address range that can be used to SSH to the EC2 instances",</text:p>
      <text:p text:style-name="Preformatted_20_Text"><text:s text:c="12"/>"Type": "String",</text:p>
      <text:p text:style-name="Preformatted_20_Text"><text:s text:c="12"/>"MinLength": "9",</text:p>
      <text:p text:style-name="Preformatted_20_Text"><text:s text:c="12"/>"MaxLength": "18",</text:p>
      <text:p text:style-name="Preformatted_20_Text"><text:s text:c="12"/>"Default": "0.0.0.0/0",</text:p>
      <text:p text:style-name="Preformatted_20_Text"><text:s text:c="12"/>"AllowedPattern": "(\\d{1,3})\\.(\\d{1,3})\\.(\\d{1,3})\\.(\\d{1,3})/(\\d{1,2})",</text:p>
      <text:p text:style-name="Preformatted_20_Text"><text:s text:c="12"/>"ConstraintDescription": "must be a valid IP CIDR range of the form x.x.x.x/x."</text:p>
      <text:p text:style-name="Preformatted_20_Text"><text:s text:c="8"/>}</text:p>
      <text:p text:style-name="Preformatted_20_Text"><text:s text:c="2"/>},</text:p>
      <text:p text:style-name="Preformatted_20_Text"/>
      <text:p text:style-name="Preformatted_20_Text"><text:s text:c="2"/>"Mappings" : {</text:p>
      <text:p text:style-name="Preformatted_20_Text"><text:s text:c="4"/>"AWSInstanceType2Arch" : {</text:p>
      <text:p text:style-name="Preformatted_20_Text"><text:s text:c="6"/>"t1.micro" <text:s text:c="3"/>: { "Arch" : "64" }</text:p>
      <text:p text:style-name="Preformatted_20_Text"><text:s text:c="4"/>},</text:p>
      <text:p text:style-name="Preformatted_20_Text"><text:s text:c="4"/>"AWSRegionArch2AMI" : {</text:p>
      <text:p text:style-name="Preformatted_20_Text"><text:s text:c="6"/>"us-east-1" <text:s text:c="9"/>: { "64" : "ami-246ed34c" }</text:p>
      <text:p text:style-name="Preformatted_20_Text"><text:s text:c="4"/>}</text:p>
      <text:p text:style-name="Preformatted_20_Text"><text:s text:c="2"/>},</text:p>
      <text:p text:style-name="Preformatted_20_Text"/>
      <text:p text:style-name="Preformatted_20_Text">"Resources" : { <text:s text:c="4"/></text:p>
      <text:p text:style-name="Preformatted_20_Text"><text:s text:c="6"/></text:p>
      <text:p text:style-name="Preformatted_20_Text"><text:s text:c="4"/>"WebServerInstance": { <text:s/></text:p>
      <text:p text:style-name="Preformatted_20_Text"><text:s text:c="6"/>"Type": "AWS::EC2::Instance",</text:p>
      <text:p text:style-name="Preformatted_20_Text"><text:s text:c="6"/>"Metadata" : {</text:p>
      <text:p text:style-name="Preformatted_20_Text"><text:s text:c="8"/>"AWS::CloudFormation::Init" : {</text:p>
      <text:p text:style-name="Preformatted_20_Text"><text:s text:c="10"/>"configSets" : {</text:p>
      <text:p text:style-name="Preformatted_20_Text"><text:s text:c="12"/>"InstallAndRun" : [ "Install" ]</text:p>
      <text:p text:style-name="Preformatted_20_Text"><text:s text:c="10"/>},</text:p>
      <text:p text:style-name="Preformatted_20_Text"/>
      <text:p text:style-name="Preformatted_20_Text"><text:s text:c="10"/>"Install" : {</text:p>
      <text:p text:style-name="Preformatted_20_Text"><text:s text:c="12"/>"packages" : {</text:p>
      <text:p text:style-name="Preformatted_20_Text"><text:s text:c="14"/>"yum" : {</text:p>
      <text:p text:style-name="Preformatted_20_Text"><text:s text:c="16"/>"httpd" <text:s text:c="7"/>: [] <text:s text:c="13"/></text:p>
      <text:p text:style-name="Preformatted_20_Text"><text:s text:c="14"/>}</text:p>
      <text:p text:style-name="Preformatted_20_Text"><text:soft-page-break/><text:s text:c="12"/>},</text:p>
      <text:p text:style-name="Preformatted_20_Text"/>
      <text:p text:style-name="Preformatted_20_Text"><text:s text:c="12"/>"files" : {</text:p>
      <text:p text:style-name="Preformatted_20_Text"><text:s text:c="14"/>"/var/www/html/index.html" : {</text:p>
      <text:p text:style-name="Preformatted_20_Text"><text:s text:c="14"/>"source" : "https://s3.amazonaws.com/BUCKET_NAME/index.html", <text:s/></text:p>
      <text:p text:style-name="Preformatted_20_Text"><text:s text:c="14"/>"mode" <text:s/>: "000600",</text:p>
      <text:p text:style-name="Preformatted_20_Text"><text:s text:c="14"/>"owner" : "apache",</text:p>
      <text:p text:style-name="Preformatted_20_Text"><text:s text:c="14"/>"group" : "apache"</text:p>
      <text:p text:style-name="Preformatted_20_Text"><text:s text:c="14"/>},</text:p>
      <text:p text:style-name="Preformatted_20_Text"/>
      <text:p text:style-name="Preformatted_20_Text"><text:s text:c="14"/>"/etc/cfn/cfn-hup.conf" : {</text:p>
      <text:p text:style-name="Preformatted_20_Text"><text:s text:c="16"/>"content" : { "Fn::Join" : ["", [</text:p>
      <text:p text:style-name="Preformatted_20_Text"><text:s text:c="18"/>"[main]\n",</text:p>
      <text:p text:style-name="Preformatted_20_Text"><text:s text:c="18"/>"stack=", { "Ref" : "AWS::StackId" }, "\n",</text:p>
      <text:p text:style-name="Preformatted_20_Text"><text:s text:c="18"/>"region=", { "Ref" : "AWS::Region" }, "\n"</text:p>
      <text:p text:style-name="Preformatted_20_Text"><text:s text:c="16"/>]]},</text:p>
      <text:p text:style-name="Preformatted_20_Text"><text:s text:c="16"/>"mode" <text:s text:c="3"/>: "000400",</text:p>
      <text:p text:style-name="Preformatted_20_Text"><text:s text:c="16"/>"owner" <text:s text:c="2"/>: "root",</text:p>
      <text:p text:style-name="Preformatted_20_Text"><text:s text:c="16"/>"group" <text:s text:c="2"/>: "root"</text:p>
      <text:p text:style-name="Preformatted_20_Text"><text:s text:c="14"/>},</text:p>
      <text:p text:style-name="Preformatted_20_Text"/>
      <text:p text:style-name="Preformatted_20_Text"><text:s text:c="14"/>"/etc/cfn/hooks.d/cfn-auto-reloader.conf" : {</text:p>
      <text:p text:style-name="Preformatted_20_Text"><text:s text:c="16"/>"content": { "Fn::Join" : ["", [</text:p>
      <text:p text:style-name="Preformatted_20_Text"><text:s text:c="18"/>"[cfn-auto-reloader-hook]\n",</text:p>
      <text:p text:style-name="Preformatted_20_Text"><text:s text:c="18"/>"triggers=post.update\n",</text:p>
      <text:p text:style-name="Preformatted_20_Text"><text:s text:c="18"/>"path=Resources.WebServerInstance.Metadata.AWS::CloudFormation::Init\n",</text:p>
      <text:p text:style-name="Preformatted_20_Text"><text:s text:c="18"/>"action=/opt/aws/bin/cfn-init -v ",</text:p>
      <text:p text:style-name="Preformatted_20_Text"><text:s text:c="18"/>" <text:s text:c="8"/>--stack ", { "Ref" : "AWS::StackName" },</text:p>
      <text:p text:style-name="Preformatted_20_Text"><text:s text:c="18"/>" <text:s text:c="8"/>--resource WebServerInstance ",</text:p>
      <text:p text:style-name="Preformatted_20_Text"><text:s text:c="18"/>" <text:s text:c="8"/>--configsets InstallAndRun ",</text:p>
      <text:p text:style-name="Preformatted_20_Text"><text:s text:c="18"/>" <text:s text:c="8"/>--region ", { "Ref" : "AWS::Region" }, "\n",</text:p>
      <text:p text:style-name="Preformatted_20_Text"><text:s text:c="18"/>"runas=root\n"</text:p>
      <text:p text:style-name="Preformatted_20_Text"><text:s text:c="16"/>]]}</text:p>
      <text:p text:style-name="Preformatted_20_Text"><text:s text:c="14"/>}</text:p>
      <text:p text:style-name="Preformatted_20_Text"><text:s text:c="12"/>},</text:p>
      <text:p text:style-name="Preformatted_20_Text"/>
      <text:p text:style-name="Preformatted_20_Text"><text:s text:c="12"/>"services" : {</text:p>
      <text:p text:style-name="Preformatted_20_Text"><text:s text:c="14"/>"sysvinit" : { <text:s/></text:p>
      <text:p text:style-name="Preformatted_20_Text"><text:s text:c="16"/>"httpd" <text:s text:c="2"/>: { "enabled" : "true", "ensureRunning" : "true" },</text:p>
      <text:p text:style-name="Preformatted_20_Text"><text:s text:c="16"/>"cfn-hup" : { "enabled" : "true", "ensureRunning" : "true",</text:p>
      <text:p text:style-name="Preformatted_20_Text"><text:s text:c="30"/>"files" : ["/etc/cfn/cfn-hup.conf", "/etc/cfn/hooks.d/cfn-auto-reloader.conf"]}</text:p>
      <text:p text:style-name="Preformatted_20_Text"><text:s text:c="14"/>}</text:p>
      <text:p text:style-name="Preformatted_20_Text"><text:s text:c="12"/>}</text:p>
      <text:p text:style-name="Preformatted_20_Text"><text:s text:c="10"/>}</text:p>
      <text:p text:style-name="Preformatted_20_Text"/>
      <text:p text:style-name="Preformatted_20_Text"><text:s text:c="8"/>}</text:p>
      <text:p text:style-name="Preformatted_20_Text"><text:s text:c="6"/>},</text:p>
      <text:p text:style-name="Preformatted_20_Text"><text:s text:c="6"/>"Properties": {</text:p>
      <text:p text:style-name="Preformatted_20_Text"><text:s text:c="8"/>"ImageId" : { "Fn::FindInMap" : [ "AWSRegionArch2AMI", { "Ref" : "AWS::Region" },</text:p>
      <text:p text:style-name="Preformatted_20_Text"><text:s text:c="26"/>{ "Fn::FindInMap" : [ "AWSInstanceType2Arch", { "Ref" : "InstanceType" }, "Arch" ] } ] },</text:p>
      <text:p text:style-name="Preformatted_20_Text"><text:s text:c="8"/>"InstanceType" <text:s text:c="2"/>: { "Ref" : "InstanceType" },</text:p>
      <text:p text:style-name="Preformatted_20_Text"><text:s text:c="8"/>"SecurityGroups" : [ {"Ref" : "WebServerSecurityGroup"} ],</text:p>
      <text:p text:style-name="Preformatted_20_Text"><text:s text:c="8"/>"KeyName" <text:s text:c="7"/>: { "Ref" : "KeyName" },</text:p>
      <text:p text:style-name="Preformatted_20_Text"><text:s text:c="8"/>"UserData" <text:s text:c="6"/>: { "Fn::Base64" : { "Fn::Join" : ["", [</text:p>
      <text:p text:style-name="Preformatted_20_Text"><text:s text:c="13"/>"#!/bin/bash -xe\n",</text:p>
      <text:p text:style-name="Preformatted_20_Text"><text:s text:c="13"/>"yum update -y aws-cfn-bootstrap\n",</text:p>
      <text:p text:style-name="Preformatted_20_Text"/>
      <text:p text:style-name="Preformatted_20_Text"><text:s text:c="13"/>"# Install the files and packages from the metadata\n",</text:p>
      <text:p text:style-name="Preformatted_20_Text"><text:s text:c="13"/>"/opt/aws/bin/cfn-init -v ",</text:p>
      <text:p text:style-name="Preformatted_20_Text"><text:s text:c="13"/>" <text:s text:c="8"/>--stack ", { "Ref" : "AWS::StackName" },</text:p>
      <text:p text:style-name="Preformatted_20_Text"><text:soft-page-break/><text:s text:c="13"/>" <text:s text:c="8"/>--resource WebServerInstance ",</text:p>
      <text:p text:style-name="Preformatted_20_Text"><text:s text:c="13"/>" <text:s text:c="8"/>--configsets InstallAndRun ",</text:p>
      <text:p text:style-name="Preformatted_20_Text"><text:s text:c="13"/>" <text:s text:c="8"/>--region ", { "Ref" : "AWS::Region" }, "\n",</text:p>
      <text:p text:style-name="Preformatted_20_Text"/>
      <text:p text:style-name="Preformatted_20_Text"><text:s text:c="13"/>"# Signal the status from cfn-init\n",</text:p>
      <text:p text:style-name="Preformatted_20_Text"><text:s text:c="13"/>"/opt/aws/bin/cfn-signal -e $? ",</text:p>
      <text:p text:style-name="Preformatted_20_Text"><text:s text:c="13"/>" <text:s text:c="8"/>--stack ", { "Ref" : "AWS::StackName" },</text:p>
      <text:p text:style-name="Preformatted_20_Text"><text:s text:c="13"/>" <text:s text:c="8"/>--resource WebServerInstance ",</text:p>
      <text:p text:style-name="Preformatted_20_Text"><text:s text:c="13"/>" <text:s text:c="8"/>--region ", { "Ref" : "AWS::Region" }, "\n"</text:p>
      <text:p text:style-name="Preformatted_20_Text"><text:s text:c="8"/>]]}} <text:s text:c="7"/></text:p>
      <text:p text:style-name="Preformatted_20_Text"><text:s text:c="6"/>}</text:p>
      <text:p text:style-name="Preformatted_20_Text"><text:s text:c="4"/>},</text:p>
      <text:p text:style-name="Preformatted_20_Text"><text:s text:c="4"/></text:p>
      <text:p text:style-name="Preformatted_20_Text"><text:s text:c="4"/>"WebServerSecurityGroup" : {</text:p>
      <text:p text:style-name="Preformatted_20_Text"><text:s text:c="6"/>"Type" : "AWS::EC2::SecurityGroup",</text:p>
      <text:p text:style-name="Preformatted_20_Text"><text:s text:c="6"/>"Properties" : {</text:p>
      <text:p text:style-name="Preformatted_20_Text"><text:s text:c="8"/>"GroupDescription" : "Enable HTTP access via port 80",</text:p>
      <text:p text:style-name="Preformatted_20_Text"><text:s text:c="8"/>"SecurityGroupIngress" : [</text:p>
      <text:p text:style-name="Preformatted_20_Text"><text:s text:c="10"/>{"IpProtocol" : "tcp", "FromPort" : "80", "ToPort" : "80", "CidrIp" : "0.0.0.0/0"},</text:p>
      <text:p text:style-name="Preformatted_20_Text"><text:s text:c="10"/>{"IpProtocol" : "tcp", "FromPort" : "22", "ToPort" : "22", "CidrIp" : { "Ref" : "SSHLocation"}}</text:p>
      <text:p text:style-name="Preformatted_20_Text"><text:s text:c="8"/>]</text:p>
      <text:p text:style-name="Preformatted_20_Text"><text:s text:c="6"/>}</text:p>
      <text:p text:style-name="Preformatted_20_Text"><text:s text:c="4"/>}</text:p>
      <text:p text:style-name="Preformatted_20_Text"><text:s text:c="2"/>},</text:p>
      <text:p text:style-name="Preformatted_20_Text"><text:s text:c="2"/></text:p>
      <text:p text:style-name="Preformatted_20_Text"><text:s text:c="2"/>"Outputs" : {</text:p>
      <text:p text:style-name="Preformatted_20_Text"><text:s text:c="4"/>"WebsiteURL" : {</text:p>
      <text:p text:style-name="Preformatted_20_Text"><text:s text:c="6"/>"Description" : "URL for newly created Apache server",</text:p>
      <text:p text:style-name="Preformatted_20_Text"><text:s text:c="6"/>"Value" : { "Fn::Join" : ["", ["http://", { "Fn::GetAtt" : [ "WebServerInstance", "PublicDnsName" ]}]] }</text:p>
      <text:p text:style-name="Preformatted_20_Text"><text:s text:c="4"/>}</text:p>
      <text:p text:style-name="Preformatted_20_Text"><text:s text:c="2"/>}</text:p>
      <text:p text:style-name="P5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APACHE:::::</text:p>
      <text:p text:style-name="Standard"/>
      <text:p text:style-name="Standard"/>
      <text:p text:style-name="Preformatted_20_Text"><text:span text:style-name="Source_20_Text">"Parameters" : {</text:span></text:p>
      <text:p text:style-name="Preformatted_20_Text"><text:span text:style-name="Source_20_Text"><text:s text:c="2"/>"KeyName" : {</text:span></text:p>
      <text:p text:style-name="Preformatted_20_Text"><text:span text:style-name="Source_20_Text"><text:s text:c="4"/>"Description" : "Name of an existing EC2 KeyPair to enable SSH access to the instances",</text:span></text:p>
      <text:p text:style-name="Preformatted_20_Text"><text:span text:style-name="Source_20_Text"><text:s text:c="4"/>"Type" : "String"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"InstanceType" : {</text:span></text:p>
      <text:p text:style-name="Preformatted_20_Text"><text:span text:style-name="Source_20_Text"><text:s text:c="4"/>"Description" : "FormEngine EC2 instance type",</text:span></text:p>
      <text:p text:style-name="Preformatted_20_Text"><text:span text:style-name="Source_20_Text"><text:s text:c="4"/>"Type" : "String",</text:span></text:p>
      <text:p text:style-name="Preformatted_20_Text"><text:span text:style-name="Source_20_Text"><text:s text:c="4"/>"Default" : "m1.small"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Preformatted_20_Text"><text:span text:style-name="Source_20_Text">"Mappings" : {</text:span></text:p>
      <text:p text:style-name="Preformatted_20_Text"><text:span text:style-name="Source_20_Text"><text:s text:c="2"/>"AWSInstanceType2Arch" : {</text:span></text:p>
      <text:p text:style-name="Preformatted_20_Text"><text:span text:style-name="Source_20_Text"><text:s text:c="4"/>"t1.micro" <text:s text:c="3"/>: { "Arch" : "64" },</text:span></text:p>
      <text:p text:style-name="Preformatted_20_Text"><text:span text:style-name="Source_20_Text"><text:s text:c="4"/>"m1.small" <text:s text:c="3"/>: { "Arch" : "64" },</text:span></text:p>
      <text:p text:style-name="Preformatted_20_Text"><text:span text:style-name="Source_20_Text"><text:s text:c="4"/>"m1.medium" <text:s text:c="2"/>: { "Arch" : "64" },</text:span></text:p>
      <text:p text:style-name="Preformatted_20_Text"><text:span text:style-name="Source_20_Text"><text:s text:c="4"/>"m1.large" <text:s text:c="3"/>: { "Arch" : "64" },</text:span></text:p>
      <text:p text:style-name="Preformatted_20_Text"><text:span text:style-name="Source_20_Text"><text:s text:c="4"/>"m1.xlarge" <text:s text:c="2"/>: { "Arch" : "64" },</text:span></text:p>
      <text:p text:style-name="Preformatted_20_Text"><text:span text:style-name="Source_20_Text"><text:s text:c="4"/>"m2.xlarge" <text:s text:c="2"/>: { "Arch" : "64" },</text:span></text:p>
      <text:p text:style-name="Preformatted_20_Text"><text:span text:style-name="Source_20_Text"><text:s text:c="4"/>"m2.2xlarge" <text:s/>: { "Arch" : "64" },</text:span></text:p>
      <text:p text:style-name="Preformatted_20_Text"><text:span text:style-name="Source_20_Text"><text:s text:c="4"/>"m2.4xlarge" <text:s/>: { "Arch" : "64" },</text:span></text:p>
      <text:p text:style-name="Preformatted_20_Text"><text:span text:style-name="Source_20_Text"><text:s text:c="4"/>"c1.medium" <text:s text:c="2"/>: { "Arch" : "64" },</text:span></text:p>
      <text:p text:style-name="Preformatted_20_Text"><text:span text:style-name="Source_20_Text"><text:s text:c="4"/>"c1.xlarge" <text:s text:c="2"/>: { "Arch" : "64" },</text:span></text:p>
      <text:p text:style-name="Preformatted_20_Text"><text:span text:style-name="Source_20_Text"><text:s text:c="4"/>"cc1.4xlarge" : { "Arch" : "64" 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WSRegionArch2AMI" : {</text:span></text:p>
      <text:p text:style-name="Preformatted_20_Text"><text:span text:style-name="Source_20_Text"><text:s text:c="4"/>"us-east-1" <text:s text:c="5"/>: { "32" : "ami-1a249873", "64" : "ami-1624987f" },</text:span></text:p>
      <text:p text:style-name="Preformatted_20_Text"><text:span text:style-name="Source_20_Text"><text:s text:c="4"/>"us-west-1" <text:s text:c="5"/>: { "32" : "ami-2231bf12", "64" : "ami-2a31bf1a" },</text:span></text:p>
      <text:p text:style-name="Preformatted_20_Text"><text:span text:style-name="Source_20_Text"><text:s text:c="4"/>"us-west-2" <text:s text:c="5"/>: { "32" : "ami-19f9de5c", "64" : "ami-1bf9de5e" },</text:span></text:p>
      <text:p text:style-name="Preformatted_20_Text"><text:span text:style-name="Source_20_Text"><text:s text:c="4"/>"eu-west-1" <text:s text:c="5"/>: { "32" : "ami-937474e7", "64" : "ami-c37474b7" },</text:span></text:p>
      <text:p text:style-name="Preformatted_20_Text"><text:span text:style-name="Source_20_Text"><text:s text:c="4"/>"ap-southeast-1" : { "32" : "ami-a2a7e7f0", "64" : "ami-a6a7e7f4" },</text:span></text:p>
      <text:p text:style-name="Preformatted_20_Text"><text:span text:style-name="Source_20_Text"><text:s text:c="4"/>"ap-northeast-1" : { "32" : "ami-486cd349", "64" : "ami-4e6cd34f" },</text:span></text:p>
      <text:p text:style-name="Preformatted_20_Text"><text:span text:style-name="Source_20_Text"><text:s text:c="4"/>"ap-southeast-2" : { "32" : "ami-b3990e89", "64" : "ami-bd990e87" },</text:span></text:p>
      <text:p text:style-name="Preformatted_20_Text"><text:span text:style-name="Source_20_Text"><text:s text:c="4"/>"sa-east-1" <text:s text:c="5"/>: { "32" : "ami-e209d0ff", "64" : "ami-1e08d103" }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Preformatted_20_Text"><text:span text:style-name="Source_20_Text">"WebServerGroup" : {</text:span></text:p>
      <text:p text:style-name="Preformatted_20_Text"><text:span text:style-name="Source_20_Text"><text:s text:c="2"/>"Type" : "AWS::EC2::SecurityGroup",</text:span></text:p>
      <text:p text:style-name="Preformatted_20_Text"><text:span text:style-name="Source_20_Text"><text:s text:c="2"/>"Properties" : {</text:span></text:p>
      <text:p text:style-name="Preformatted_20_Text"><text:span text:style-name="Source_20_Text"><text:s text:c="4"/>"GroupDescription" : "Enable SSH and HTTP access",</text:span></text:p>
      <text:p text:style-name="Preformatted_20_Text"><text:span text:style-name="Source_20_Text"><text:s text:c="4"/>"SecurityGroupIngress" : [</text:span></text:p>
      <text:p text:style-name="Preformatted_20_Text"><text:span text:style-name="Source_20_Text"><text:s text:c="6"/>{ "IpProtocol" : "tcp", "FromPort" : "22", "ToPort" : "22", "CidrIp" : "0.0.0.0/0" },</text:span></text:p>
      <text:p text:style-name="Preformatted_20_Text"><text:span text:style-name="Source_20_Text"><text:s text:c="6"/>{ "IpProtocol" : "tcp", "FromPort" : "80", "ToPort" : "80", "CidrIp" : "0.0.0.0/0" 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Standard"/>
      <text:p text:style-name="Standard"/>
      <text:p text:style-name="Preformatted_20_Text"><text:span text:style-name="Source_20_Text">"CfnUser" : {</text:span></text:p>
      <text:p text:style-name="Preformatted_20_Text"><text:span text:style-name="Source_20_Text"><text:s text:c="2"/>"Type" : "AWS::IAM::User",</text:span></text:p>
      <text:p text:style-name="Preformatted_20_Text"><text:span text:style-name="Source_20_Text"><text:s text:c="2"/>"Properties" : {</text:span></text:p>
      <text:p text:style-name="Preformatted_20_Text"><text:span text:style-name="Source_20_Text"><text:s text:c="4"/>"Path" : "/",</text:span></text:p>
      <text:p text:style-name="Preformatted_20_Text"><text:soft-page-break/><text:span text:style-name="Source_20_Text"><text:s text:c="4"/>"Policies" : [{</text:span></text:p>
      <text:p text:style-name="Preformatted_20_Text"><text:span text:style-name="Source_20_Text"><text:s text:c="6"/>"PolicyName" : "Admin",</text:span></text:p>
      <text:p text:style-name="Preformatted_20_Text"><text:span text:style-name="Source_20_Text"><text:s text:c="6"/>"PolicyDocument" : {</text:span></text:p>
      <text:p text:style-name="Preformatted_20_Text"><text:span text:style-name="Source_20_Text"><text:s text:c="8"/>"Statement" : [{</text:span></text:p>
      <text:p text:style-name="Preformatted_20_Text"><text:span text:style-name="Source_20_Text"><text:s text:c="10"/>"Effect" : "Allow",</text:span></text:p>
      <text:p text:style-name="Preformatted_20_Text"><text:span text:style-name="Source_20_Text"><text:s text:c="10"/>"Action" : "*",</text:span></text:p>
      <text:p text:style-name="Preformatted_20_Text"><text:span text:style-name="Source_20_Text"><text:s text:c="10"/>"Resource" : "*"</text:span></text:p>
      <text:p text:style-name="Preformatted_20_Text"><text:span text:style-name="Source_20_Text"><text:s text:c="12"/>}]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]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Standard"/>
      <text:p text:style-name="Preformatted_20_Text"><text:span text:style-name="Source_20_Text">"HostKeys" : {</text:span></text:p>
      <text:p text:style-name="Preformatted_20_Text"><text:span text:style-name="Source_20_Text"><text:s text:c="2"/>"Type" : "AWS::IAM::AccessKey",</text:span></text:p>
      <text:p text:style-name="Preformatted_20_Text"><text:span text:style-name="Source_20_Text"><text:s text:c="2"/>"Properties" : {</text:span></text:p>
      <text:p text:style-name="Preformatted_20_Text"><text:span text:style-name="Source_20_Text"><text:s text:c="4"/>"UserName" : { "Ref": "CfnUser" }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Preformatted_20_Text"><text:span text:style-name="Source_20_Text">"WebServer": {</text:span></text:p>
      <text:p text:style-name="Preformatted_20_Text"><text:span text:style-name="Source_20_Text"><text:s text:c="2"/>"Type": "AWS::EC2::Instance",</text:span></text:p>
      <text:p text:style-name="Preformatted_20_Text"><text:span text:style-name="Source_20_Text"><text:s text:c="2"/>"Metadata" : {</text:span></text:p>
      <text:p text:style-name="Preformatted_20_Text"><text:span text:style-name="Source_20_Text"><text:s text:c="4"/>"AWS::CloudFormation::Init" : {</text:span></text:p>
      <text:p text:style-name="Preformatted_20_Text"><text:span text:style-name="Source_20_Text"><text:s text:c="6"/>"config" : {</text:span></text:p>
      <text:p text:style-name="Preformatted_20_Text"><text:span text:style-name="Source_20_Text"><text:s text:c="8"/>"packages" : {</text:span></text:p>
      <text:p text:style-name="Preformatted_20_Text"><text:span text:style-name="Source_20_Text"><text:s text:c="10"/>"yum" : {</text:span></text:p>
      <text:p text:style-name="Preformatted_20_Text"><text:span text:style-name="Source_20_Text"><text:s text:c="12"/>"java-1.6.0-openjdk" : [],</text:span></text:p>
      <text:p text:style-name="Preformatted_20_Text"><text:span text:style-name="Source_20_Text"><text:s text:c="12"/>"tomcat6" : [],</text:span></text:p>
      <text:p text:style-name="Preformatted_20_Text"><text:span text:style-name="Source_20_Text"><text:s text:c="12"/>"httpd" : []</text:span></text:p>
      <text:p text:style-name="Preformatted_20_Text"><text:span text:style-name="Source_20_Text"><text:s text:c="10"/>}</text:span></text:p>
      <text:p text:style-name="P5"><text:span text:style-name="Source_20_Text"><text:s text:c="8"/>},</text:span></text:p>
      <text:p text:style-name="Standard"/>
      <text:p text:style-name="Preformatted_20_Text"><text:span text:style-name="Source_20_Text">"files" : {</text:span></text:p>
      <text:p text:style-name="Preformatted_20_Text"><text:span text:style-name="Source_20_Text"><text:s text:c="2"/>"/usr/share/tomcat6/webapps/webapp1.war" : {</text:span></text:p>
      <text:p text:style-name="Preformatted_20_Text"><text:span text:style-name="Source_20_Text"><text:s text:c="4"/>"source" : "</text:span><text:a xlink:type="simple" xlink:href="http://S3_LOCATION/webapp1.war" text:style-name="Internet_20_link" text:visited-style-name="Visited_20_Internet_20_Link"><text:span text:style-name="Source_20_Text">http://S3_LOCATION/webapp1.war</text:span></text:a><text:span text:style-name="Source_20_Text">",</text:span></text:p>
      <text:p text:style-name="Preformatted_20_Text"><text:span text:style-name="Source_20_Text"><text:s text:c="4"/>"mode" <text:s text:c="2"/>: "000500",</text:span></text:p>
      <text:p text:style-name="Preformatted_20_Text"><text:span text:style-name="Source_20_Text"><text:s text:c="4"/>"owner" <text:s/>: "tomcat",</text:span></text:p>
      <text:p text:style-name="Preformatted_20_Text"><text:span text:style-name="Source_20_Text"><text:s text:c="4"/>"group" <text:s/>: "tomcat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/usr/share/tomcat6/webapps/webapp2.war" : {</text:span></text:p>
      <text:p text:style-name="Preformatted_20_Text"><text:span text:style-name="Source_20_Text"><text:s text:c="4"/>"source" : "</text:span><text:a xlink:type="simple" xlink:href="http://S3_LOCATION/webapp21.war" text:style-name="Internet_20_link" text:visited-style-name="Visited_20_Internet_20_Link"><text:span text:style-name="Source_20_Text">http://S3_LOCATION/webapp21.war</text:span></text:a><text:span text:style-name="Source_20_Text">",</text:span></text:p>
      <text:p text:style-name="Preformatted_20_Text"><text:span text:style-name="Source_20_Text"><text:s text:c="4"/>"mode" <text:s text:c="2"/>: "000500",</text:span></text:p>
      <text:p text:style-name="Preformatted_20_Text"><text:span text:style-name="Source_20_Text"><text:s text:c="4"/>"owner" <text:s/>: "tomcat",</text:span></text:p>
      <text:p text:style-name="Preformatted_20_Text"><text:span text:style-name="Source_20_Text"><text:s text:c="4"/>"group" <text:s/>: "tomcat"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Preformatted_20_Text"><text:span text:style-name="Source_20_Text">"Properties": {</text:span></text:p>
      <text:p text:style-name="Preformatted_20_Text"><text:span text:style-name="Source_20_Text"><text:s text:c="2"/>"ImageId" : { "Fn::FindInMap" : [ "AWSRegionArch2AMI", { "Ref" : "AWS::Region" },</text:span></text:p>
      <text:p text:style-name="Preformatted_20_Text"><text:span text:style-name="Source_20_Text"><text:s text:c="13"/>{ "Fn::FindInMap" : [ "AWSInstanceType2Arch", { "Ref" : "InstanceType" }, "Arch" ] }] },</text:span></text:p>
      <text:p text:style-name="Preformatted_20_Text"><text:span text:style-name="Source_20_Text"><text:s text:c="2"/>"InstanceType" <text:s text:c="2"/>: { "Ref" : "InstanceType" },</text:span></text:p>
      <text:p text:style-name="Preformatted_20_Text"><text:span text:style-name="Source_20_Text"><text:s text:c="2"/>"SecurityGroups" : [ {"Ref" : "WebServerGroupGroup"} ],</text:span></text:p>
      <text:p text:style-name="Preformatted_20_Text"><text:span text:style-name="Source_20_Text"><text:s text:c="2"/>"KeyName" <text:s text:c="7"/>: { "Ref" : "KeyName" },</text:span></text:p>
      <text:p text:style-name="P5"><text:span text:style-name="Source_20_Text"><text:s text:c="2"/>"Tags" <text:s text:c="10"/>: [{ "Key" : "Name", "Value" : "WebServer" }],</text:span></text:p>
      <text:p text:style-name="Preformatted_20_Text"><text:span text:style-name="Source_20_Text">"UserData" : {</text:span></text:p>
      <text:p text:style-name="Preformatted_20_Text"><text:span text:style-name="Source_20_Text"><text:s text:c="2"/>"Fn::Base64" : {</text:span></text:p>
      <text:p text:style-name="Preformatted_20_Text"><text:soft-page-break/><text:span text:style-name="Source_20_Text"><text:s text:c="4"/>"Fn::Join" : ["", [</text:span></text:p>
      <text:p text:style-name="Preformatted_20_Text"><text:span text:style-name="Source_20_Text"><text:s text:c="6"/>"#!/bin/bash -v\n",</text:span></text:p>
      <text:p text:style-name="Preformatted_20_Text"><text:span text:style-name="Source_20_Text"><text:s text:c="6"/>"date &gt; /home/ec2-user/starttime\n",</text:span></text:p>
      <text:p text:style-name="Preformatted_20_Text"><text:span text:style-name="Source_20_Text"><text:s text:c="6"/>"yum update -y aws-cfn-bootstrap\n",</text:span></text:p>
      <text:p text:style-name="Preformatted_20_Text"/>
      <text:p text:style-name="Preformatted_20_Text"><text:span text:style-name="Source_20_Text"><text:s text:c="6"/>"## Error reporting helper function\n",</text:span></text:p>
      <text:p text:style-name="Preformatted_20_Text"><text:span text:style-name="Source_20_Text"><text:s text:c="6"/>"function error_exit\n",</text:span></text:p>
      <text:p text:style-name="Preformatted_20_Text"><text:span text:style-name="Source_20_Text"><text:s text:c="6"/>"{\n",</text:span></text:p>
      <text:p text:style-name="Preformatted_20_Text"><text:span text:style-name="Source_20_Text"><text:s text:c="6"/>" <text:s text:c="2"/>/opt/aws/bin/cfn-signal -e 1 -r \"$1\" '", { "Ref" : "WaitHandle" }, "'\n",</text:span></text:p>
      <text:p text:style-name="Preformatted_20_Text"><text:span text:style-name="Source_20_Text"><text:s text:c="6"/>" <text:s text:c="2"/>exit 1\n",</text:span></text:p>
      <text:p text:style-name="Preformatted_20_Text"><text:span text:style-name="Source_20_Text"><text:s text:c="6"/>"}\n",</text:span></text:p>
      <text:p text:style-name="Preformatted_20_Text"/>
      <text:p text:style-name="Preformatted_20_Text"><text:span text:style-name="Source_20_Text"><text:s text:c="6"/>"## Initialize CloudFormation bits\n",</text:span></text:p>
      <text:p text:style-name="Preformatted_20_Text"><text:span text:style-name="Source_20_Text"><text:s text:c="6"/>"/opt/aws/bin/cfn-init -v -s ", { "Ref" : "AWS::StackName" }, " -r FormEngine",</text:span></text:p>
      <text:p text:style-name="Preformatted_20_Text"><text:span text:style-name="Source_20_Text"><text:s text:c="6"/>" <text:s text:c="2"/>--access-key ", <text:s/>{ "Ref" : "HostKeys" },</text:span></text:p>
      <text:p text:style-name="Preformatted_20_Text"><text:span text:style-name="Source_20_Text"><text:s text:c="6"/>" <text:s text:c="2"/>--secret-key ", {"Fn::GetAtt": ["HostKeys", "SecretAccessKey"]},</text:span></text:p>
      <text:p text:style-name="Preformatted_20_Text"><text:span text:style-name="Source_20_Text"><text:s text:c="6"/>" <text:s text:c="2"/>--region ", { "Ref" : "AWS::Region" }, " &gt; /tmp/cfn-init.log 2&gt;&amp;1 || error_exit $(&lt;/tmp/cfn-init.log)\n",</text:span></text:p>
      <text:p text:style-name="Preformatted_20_Text"/>
      <text:p text:style-name="Preformatted_20_Text"><text:span text:style-name="Source_20_Text"><text:s text:c="6"/>"# Add Tomcat user to sudoers and disable tty\n",</text:span></text:p>
      <text:p text:style-name="Preformatted_20_Text"><text:span text:style-name="Source_20_Text"><text:s text:c="6"/>"echo \"tomcat ALL=(ALL) NOPASSWD:ALL\" &gt;&gt; /etc/sudoers\n",</text:span></text:p>
      <text:p text:style-name="Preformatted_20_Text"><text:span text:style-name="Source_20_Text"><text:s text:c="6"/>"echo \"Defaults:%tomcat !requiretty\" &gt;&gt; /etc/sudoers\n",</text:span></text:p>
      <text:p text:style-name="Preformatted_20_Text"><text:span text:style-name="Source_20_Text"><text:s text:c="6"/>"echo \"Defaults:tomcat !requiretty\" &gt;&gt; /etc/sudoers\n",</text:span></text:p>
      <text:p text:style-name="Preformatted_20_Text"/>
      <text:p text:style-name="Preformatted_20_Text"><text:span text:style-name="Source_20_Text"><text:s text:c="6"/>"# Set JVM settings\n",</text:span></text:p>
      <text:p text:style-name="Preformatted_20_Text"><text:span text:style-name="Source_20_Text"><text:s text:c="6"/>"echo \"JAVA_OPTS='${JAVA_OPTS} -Xms512m -Xmx512m -XX:PermSize=256m -XX:MaxPermSize=512m'\" &gt;&gt; /etc/tomcat6/tomcat6.conf\n",</text:span></text:p>
      <text:p text:style-name="Preformatted_20_Text"/>
      <text:p text:style-name="Preformatted_20_Text"><text:span text:style-name="Source_20_Text"><text:s text:c="6"/>"# Tomcat Setup\n",</text:span></text:p>
      <text:p text:style-name="Preformatted_20_Text"><text:span text:style-name="Source_20_Text"><text:s text:c="6"/>"chown -R tomcat:tomcat /usr/share/tomcat6/\n",</text:span></text:p>
      <text:p text:style-name="Preformatted_20_Text"><text:span text:style-name="Source_20_Text"><text:s text:c="6"/>"chkconfig tomcat6 on\n",</text:span></text:p>
      <text:p text:style-name="Preformatted_20_Text"><text:span text:style-name="Source_20_Text"><text:s text:c="6"/>"chkconfig --level 345 tomcat6 on\n",</text:span></text:p>
      <text:p text:style-name="Preformatted_20_Text"/>
      <text:p text:style-name="Preformatted_20_Text"><text:span text:style-name="Source_20_Text"><text:s text:c="6"/>"# Configure Apache HTTPD\n",</text:span></text:p>
      <text:p text:style-name="Preformatted_20_Text"><text:span text:style-name="Source_20_Text"><text:s text:c="6"/>"chkconfig httpd on\n",</text:span></text:p>
      <text:p text:style-name="Preformatted_20_Text"><text:span text:style-name="Source_20_Text"><text:s text:c="6"/>"chkconfig --level 345 httpd on\n",</text:span></text:p>
      <text:p text:style-name="Preformatted_20_Text"/>
      <text:p text:style-name="Preformatted_20_Text"><text:span text:style-name="Source_20_Text"><text:s text:c="6"/>"# Proxy all requests to Tomcat\n",</text:span></text:p>
      <text:p text:style-name="Preformatted_20_Text"><text:span text:style-name="Source_20_Text"><text:s text:c="6"/>"echo \"ProxyPass <text:s/>/ ajp://localhost:8009/\" &gt;&gt; /etc/httpd/conf/httpd.conf\n",</text:span></text:p>
      <text:p text:style-name="Preformatted_20_Text"/>
      <text:p text:style-name="Preformatted_20_Text"><text:span text:style-name="Source_20_Text"><text:s text:c="6"/>"# Start servers\n",</text:span></text:p>
      <text:p text:style-name="Preformatted_20_Text"><text:span text:style-name="Source_20_Text"><text:s text:c="6"/>"service tomcat6 start\n",</text:span></text:p>
      <text:p text:style-name="Preformatted_20_Text"><text:span text:style-name="Source_20_Text"><text:s text:c="6"/>"/etc/init.d/httpd start\n",</text:span></text:p>
      <text:p text:style-name="Preformatted_20_Text"/>
      <text:p text:style-name="Preformatted_20_Text"><text:span text:style-name="Source_20_Text"><text:s text:c="6"/>"# Send signal to WaitHandle that the setup is completed\n"</text:span></text:p>
      <text:p text:style-name="Preformatted_20_Text"><text:span text:style-name="Source_20_Text"><text:s text:c="6"/>"/opt/aws/bin/cfn-signal", " -e 0", " '", { "Ref" : "WaitHandle" }, "'","\n",</text:span></text:p>
      <text:p text:style-name="Preformatted_20_Text"/>
      <text:p text:style-name="Preformatted_20_Text"><text:span text:style-name="Source_20_Text"><text:s text:c="6"/>"date &gt; /home/ec2-user/stoptime"</text:span></text:p>
      <text:p text:style-name="Preformatted_20_Text"><text:span text:style-name="Source_20_Text"><text:s text:c="4"/>]]}}</text:span></text:p>
      <text:p text:style-name="Preformatted_20_Text"><text:span text:style-name="Source_20_Text"><text:s text:c="2"/>}</text:span></text:p>
      <text:p text:style-name="P5"><text:span text:style-name="Source_20_Text">},</text:span></text:p>
      <text:p text:style-name="Preformatted_20_Text"><text:span text:style-name="Source_20_Text">"IPAddress" : {</text:span></text:p>
      <text:p text:style-name="Preformatted_20_Text"><text:span text:style-name="Source_20_Text"><text:s text:c="2"/>"Type" : "AWS::EC2::EIP"</text:span></text:p>
      <text:p text:style-name="Preformatted_20_Text"><text:span text:style-name="Source_20_Text">},</text:span></text:p>
      <text:p text:style-name="Preformatted_20_Text"/>
      <text:p text:style-name="Preformatted_20_Text"><text:span text:style-name="Source_20_Text">"IPAssoc" : {</text:span></text:p>
      <text:p text:style-name="Preformatted_20_Text"><text:span text:style-name="Source_20_Text"><text:s text:c="2"/>"Type" : "AWS::EC2::EIPAssociation",</text:span></text:p>
      <text:p text:style-name="Preformatted_20_Text"><text:span text:style-name="Source_20_Text"><text:s text:c="2"/>"Properties" : {</text:span></text:p>
      <text:p text:style-name="Preformatted_20_Text"><text:soft-page-break/><text:span text:style-name="Source_20_Text"><text:s text:c="4"/>"InstanceId" : { "Ref" : "WebServer" },</text:span></text:p>
      <text:p text:style-name="Preformatted_20_Text"><text:span text:style-name="Source_20_Text"><text:s text:c="4"/>"EIP" : { "Ref" : "IPAddress" }</text:span></text:p>
      <text:p text:style-name="Preformatted_20_Text"><text:span text:style-name="Source_20_Text"><text:s text:c="3"/>}</text:span></text:p>
      <text:p text:style-name="P5"><text:span text:style-name="Source_20_Text">}</text:span></text:p>
      <text:p text:style-name="Preformatted_20_Text"><text:span text:style-name="Source_20_Text">"WaitHandle" : {</text:span></text:p>
      <text:p text:style-name="Preformatted_20_Text"><text:span text:style-name="Source_20_Text"><text:s text:c="2"/>"Type" : "AWS::CloudFormation::WaitConditionHandle"</text:span></text:p>
      <text:p text:style-name="Preformatted_20_Text"><text:span text:style-name="Source_20_Text">},</text:span></text:p>
      <text:p text:style-name="Preformatted_20_Text"/>
      <text:p text:style-name="Preformatted_20_Text"><text:span text:style-name="Source_20_Text">"WaitCondition" : {</text:span></text:p>
      <text:p text:style-name="Preformatted_20_Text"><text:span text:style-name="Source_20_Text"><text:s text:c="2"/>"Type" : "AWS::CloudFormation::WaitCondition",</text:span></text:p>
      <text:p text:style-name="Preformatted_20_Text"><text:span text:style-name="Source_20_Text"><text:s text:c="2"/>"DependsOn" : "WebServer",</text:span></text:p>
      <text:p text:style-name="Preformatted_20_Text"><text:span text:style-name="Source_20_Text"><text:s text:c="2"/>"Properties" : {</text:span></text:p>
      <text:p text:style-name="Preformatted_20_Text"><text:span text:style-name="Source_20_Text"><text:s text:c="4"/>"Handle" : { "Ref" : "WaitHandle" },</text:span></text:p>
      <text:p text:style-name="Preformatted_20_Text"><text:span text:style-name="Source_20_Text"><text:s text:c="4"/>"Timeout" : "1200"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Preformatted_20_Text"><text:span text:style-name="Source_20_Text">"Outputs" : {</text:span></text:p>
      <text:p text:style-name="Preformatted_20_Text"><text:span text:style-name="Source_20_Text"><text:s text:c="2"/>"InstanceIPAddress" : {</text:span></text:p>
      <text:p text:style-name="Preformatted_20_Text"><text:span text:style-name="Source_20_Text"><text:s text:c="4"/>"Value" : { "Ref" : "IPAddress" },</text:span></text:p>
      <text:p text:style-name="Preformatted_20_Text"><text:span text:style-name="Source_20_Text"><text:s text:c="4"/>"Description" : "public IP address of the new WebServer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InstanceName" : {</text:span></text:p>
      <text:p text:style-name="Preformatted_20_Text"><text:span text:style-name="Source_20_Text"><text:s text:c="4"/>"Value" : { "Fn::GetAtt" : [ "WebServer", "PublicDnsName" ]},</text:span></text:p>
      <text:p text:style-name="Preformatted_20_Text"><text:span text:style-name="Source_20_Text"><text:s text:c="4"/>"Description" : "public DNS name of the new WebServer"</text:span></text:p>
      <text:p text:style-name="Preformatted_20_Text"><text:span text:style-name="Source_20_Text"><text:s text:c="2"/>}</text:span></text:p>
      <text:p text:style-name="P5"><text:span text:style-name="Source_20_Text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KANDUPUDIPU ::::::::: HAHAHAHAHAHA</text:p>
      <text:p text:style-name="P2"/>
      <text:p text:style-name="P3">{</text:p>
      <text:p text:style-name="P3"><text:s text:c="2"/>"AWSTemplateFormatVersion": "2010-09-09",</text:p>
      <text:p text:style-name="P3"><text:s text:c="2"/>"Description": "Dev-Environment one publicsubnet ,one privatesubnet and one availability zones with an NAT instance.",</text:p>
      <text:p text:style-name="P3"><text:s text:c="2"/>"Parameters": {</text:p>
      <text:p text:style-name="P3"><text:s text:c="4"/></text:p>
      <text:p text:style-name="P3"><text:s text:c="4"/>"vpcCidr": {</text:p>
      <text:p text:style-name="P3"><text:tab/><text:tab/>"Description": "VPC CIDR block.",</text:p>
      <text:p text:style-name="P3"><text:tab/><text:tab/>"Type": "String",</text:p>
      <text:p text:style-name="P3"><text:tab/><text:tab/>"MinLength": "7",</text:p>
      <text:p text:style-name="P3"><text:tab/><text:tab/>"MaxLength": "15",</text:p>
      <text:p text:style-name="P3"><text:tab/><text:tab/>"AllowedPattern" : "^(([0-9]|[1-9][0-9]|1[0-9]{2}|2[0-4][0-9]|25[0-5])\\.){3}([0-9]|[1-9][0-9]|1[0-9]{2}|2[0-4][0-9]|25[0-5])(\\/(\\d|[1-2]\\d|3[0-2]))?$",</text:p>
      <text:p text:style-name="P3"><text:tab/><text:tab/>"ConstraintDescription" : "can contain only numbers and dot"</text:p>
      <text:p text:style-name="P3"><text:s text:c="4"/>},</text:p>
      <text:p text:style-name="P4">"publicSubnetCidr": {</text:p>
      <text:p text:style-name="P4"><text:tab/><text:tab/>"Description": "Public subnet CIDR block.",</text:p>
      <text:p text:style-name="P4"><text:tab/><text:tab/>"Type": "String",</text:p>
      <text:p text:style-name="P4"><text:tab/><text:tab/>"MinLength": "7",</text:p>
      <text:p text:style-name="P4"><text:tab/><text:tab/>"MaxLength": "15",</text:p>
      <text:p text:style-name="P4"><text:tab/><text:tab/>"AllowedPattern" : "^(([0-9]|[1-9][0-9]|1[0-9]{2}|2[0-4][0-9]|25[0-5])\\.){3}([0-9]|[1-9][0-9]|1[0-9]{2}|2[0-4][0-9]|25[0-5])(\\/(\\d|[1-2]\\d|3[0-2]))?$",</text:p>
      <text:p text:style-name="P4"><text:tab/><text:tab/>"ConstraintDescription" : "can contain only numbers and dot"</text:p>
      <text:p text:style-name="P4"><text:s text:c="4"/>},</text:p>
      <text:p text:style-name="P4"><text:s text:c="4"/>"privateSubnetCidr": {</text:p>
      <text:p text:style-name="P4"><text:tab/><text:tab/>"Description": "Private subnet CIDR block.",</text:p>
      <text:p text:style-name="P4"><text:tab/><text:tab/>"Type": "String",</text:p>
      <text:p text:style-name="P4"><text:tab/><text:tab/>"MinLength": "7",</text:p>
      <text:p text:style-name="P4"><text:tab/><text:tab/>"MaxLength": "15",</text:p>
      <text:p text:style-name="P4"><text:tab/><text:tab/>"AllowedPattern" : "^(([0-9]|[1-9][0-9]|1[0-9]{2}|2[0-4][0-9]|25[0-5])\\.){3}([0-9]|[1-9][0-9]|1[0-9]{2}|2[0-4][0-9]|25[0-5])(\\/(\\d|[1-2]\\d|3[0-2]))?$",</text:p>
      <text:p text:style-name="P4"><text:tab/><text:tab/>"ConstraintDescription" : "can contain only numbers and dot"</text:p>
      <text:p text:style-name="P4"><text:s text:c="4"/>},</text:p>
      <text:p text:style-name="P4">"subnet1AZ": {</text:p>
      <text:p text:style-name="P4"><text:tab/><text:tab/>"Description": "Subnet 1 availability zone.",</text:p>
      <text:p text:style-name="P4"><text:tab/><text:tab/>"Type": "AWS::EC2::AvailabilityZone::Name"</text:p>
      <text:p text:style-name="P4"><text:s text:c="4"/>},</text:p>
      <text:p text:style-name="P4"><text:s text:c="4"/>"subnet2AZ": {</text:p>
      <text:p text:style-name="P4"><text:tab/><text:tab/>"Description": "Subnet 2 availability zone.",</text:p>
      <text:p text:style-name="P4"><text:tab/><text:tab/>"Type": "AWS::EC2::AvailabilityZone::Name"</text:p>
      <text:p text:style-name="P4"><text:s text:c="4"/>},</text:p>
      <text:p text:style-name="P4">"natInstanceType": {</text:p>
      <text:p text:style-name="P4"><text:tab/><text:tab/>"Description": "Amazon EC2 instance type for the NAT instance. This instance will be put on public subnet 1.",</text:p>
      <text:p text:style-name="P4"><text:tab/><text:tab/>"Type": "String",</text:p>
      <text:p text:style-name="P4"><text:tab/><text:tab/>"Default": "t2.micro",</text:p>
      <text:p text:style-name="P4"><text:tab/><text:tab/>"AllowedValues": [</text:p>
      <text:p text:style-name="P4"><text:s text:c="8"/>"t2.micro", "t2.small", "t2.medium", "t2.large",</text:p>
      <text:p text:style-name="P4"><text:s text:c="8"/>"m3.medium", "m3.large", "m3.xlarge", "m3.2xlarge",</text:p>
      <text:p text:style-name="P4"><text:s text:c="8"/>"m4.large", "m4.xlarge", "m4.2xlarge", "m4.4xlarge", "m4.10xlarge"</text:p>
      <text:p text:style-name="P4"><text:soft-page-break/><text:tab/><text:tab/>]</text:p>
      <text:p text:style-name="P4"><text:s text:c="6"/>},</text:p>
      <text:p text:style-name="P4"><text:tab/>"natKeyName": {</text:p>
      <text:p text:style-name="P4"><text:tab/><text:tab/>"Description" : "Name of an existing EC2 KeyPair to enable SSH access to NAT instances.",</text:p>
      <text:p text:style-name="P4"><text:tab/><text:tab/>"Type": "AWS::EC2::KeyPair::KeyName",</text:p>
      <text:p text:style-name="P4"><text:tab/><text:tab/>"ConstraintDescription" : "Must be the name of an existing EC2 KeyPair."</text:p>
      <text:p text:style-name="P4"><text:tab/><text:tab/>}</text:p>
      <text:p text:style-name="P4"><text:tab/>},</text:p>
      <text:p text:style-name="P4"><text:tab/>"Mappings" : {</text:p>
      <text:p text:style-name="P4"><text:tab/><text:tab/>"AWSInstanceType2Arch" : {</text:p>
      <text:p text:style-name="P4"><text:tab/><text:tab/><text:tab/>"t2.nano" <text:s text:c="4"/>: { "Arch" : "HVM64" <text:s/>},</text:p>
      <text:p text:style-name="P4"><text:tab/><text:tab/><text:tab/>"t2.micro" <text:s text:c="3"/>: { "Arch" : "HVM64" <text:s/>},</text:p>
      <text:p text:style-name="P4"><text:tab/><text:tab/><text:tab/>"t2.small" <text:s text:c="3"/>: { "Arch" : "HVM64" <text:s/>},</text:p>
      <text:p text:style-name="P4"><text:tab/><text:tab/><text:tab/>"t2.medium" <text:s text:c="2"/>: { "Arch" : "HVM64" <text:s/>}</text:p>
      <text:p text:style-name="P4"><text:tab/><text:tab/>},</text:p>
      <text:p text:style-name="P4"/>
      <text:p text:style-name="P4"><text:tab/><text:tab/>"AWSNATAMI" : {</text:p>
      <text:p text:style-name="P4"><text:tab/><text:tab/><text:tab/>"us-east-1" <text:s text:c="5"/>: { "AMI" : "ami-6869aa05" }</text:p>
      <text:p text:style-name="P4"><text:tab/><text:tab/>},</text:p>
      <text:p text:style-name="P4"/>
      <text:p text:style-name="P4"><text:tab/><text:tab/>"AWSRegionArch2AMI" : {</text:p>
      <text:p text:style-name="P4"><text:tab/><text:tab/><text:tab/>"us-east-1" <text:s text:c="7"/>: { "HVM64" : "ami-6869aa05" }</text:p>
      <text:p text:style-name="P4"><text:tab/><text:tab/><text:tab/>}</text:p>
      <text:p text:style-name="P4"><text:tab/>},</text:p>
      <text:p text:style-name="P4"><text:s/>"Resources" : {</text:p>
      <text:p text:style-name="P4"><text:tab/></text:p>
      <text:p text:style-name="P4"><text:tab/><text:tab/>"VPC" : {</text:p>
      <text:p text:style-name="P4"><text:tab/><text:tab/><text:tab/>"Type": "AWS::EC2::VPC",</text:p>
      <text:p text:style-name="P4"><text:tab/><text:tab/><text:tab/>"Properties": {</text:p>
      <text:p text:style-name="P4"><text:tab/><text:tab/><text:tab/>"CidrBlock": {"Ref": "vpcCidr"},</text:p>
      <text:p text:style-name="P4"><text:tab/><text:tab/><text:tab/>"InstanceTenancy": "default",</text:p>
      <text:p text:style-name="P4"><text:tab/><text:tab/><text:tab/>"EnableDnsSupport": "true",</text:p>
      <text:p text:style-name="P4"><text:tab/><text:tab/><text:tab/>"EnableDnsHostnames": "true",</text:p>
      <text:p text:style-name="P4"><text:tab/><text:tab/><text:tab/>"Tags": [</text:p>
      <text:p text:style-name="P4"><text:tab/><text:tab/><text:tab/><text:tab/>{"Key" : "Application", "Value" : { "Ref" : "AWS::StackId"} },</text:p>
      <text:p text:style-name="P4"><text:tab/><text:tab/><text:tab/><text:tab/>{"Key" : "Network", "Value" : "Public" }</text:p>
      <text:p text:style-name="P4"><text:tab/><text:tab/><text:tab/>]</text:p>
      <text:p text:style-name="P4"><text:tab/><text:tab/>}</text:p>
      <text:p text:style-name="P4"><text:s text:c="4"/>},</text:p>
      <text:p text:style-name="P4">"publicSubnet1" : {</text:p>
      <text:p text:style-name="P4"><text:tab/><text:tab/><text:tab/>"Type" : "AWS::EC2::Subnet",</text:p>
      <text:p text:style-name="P4"><text:tab/><text:tab/><text:tab/>"DependsOn" : ["VPC"],</text:p>
      <text:p text:style-name="P4"><text:tab/><text:tab/><text:tab/>"Properties" : {</text:p>
      <text:p text:style-name="P4"><text:tab/><text:tab/><text:tab/>"CidrBlock" : {"Ref": "publicSubnet1Cidr"},</text:p>
      <text:p text:style-name="P4"><text:tab/><text:tab/><text:tab/>"AvailabilityZone" : {"Ref" : "subnet1AZ"},</text:p>
      <text:p text:style-name="P4"><text:tab/><text:tab/><text:tab/>"VpcId" : {"Ref": "VPC"},</text:p>
      <text:p text:style-name="P4"><text:tab/><text:tab/><text:tab/>"Tags" : [</text:p>
      <text:p text:style-name="P4"><text:tab/><text:tab/><text:tab/><text:tab/>{"Key" : "Application", "Value" : { "Ref" : "AWS::StackId"} },</text:p>
      <text:p text:style-name="P4"><text:tab/><text:tab/><text:tab/><text:tab/>{"Key" : "Network", "Value" : "public" }</text:p>
      <text:p text:style-name="P4"><text:tab/><text:tab/><text:tab/>]</text:p>
      <text:p text:style-name="P4"><text:tab/><text:tab/>}</text:p>
      <text:p text:style-name="P4"><text:soft-page-break/><text:s text:c="4"/>},</text:p>
      <text:p text:style-name="P4"><text:tab/><text:tab/>"privateSubnet1" : {</text:p>
      <text:p text:style-name="P4"><text:tab/><text:tab/><text:tab/>"Type" : "AWS::EC2::Subnet",</text:p>
      <text:p text:style-name="P4"><text:tab/><text:tab/><text:tab/>"DependsOn" : ["VPC"],</text:p>
      <text:p text:style-name="P4"><text:tab/><text:tab/><text:tab/>"Properties" : {</text:p>
      <text:p text:style-name="P4"><text:tab/><text:tab/><text:tab/>"CidrBlock" : {"Ref": "privateSubnet1Cidr"},</text:p>
      <text:p text:style-name="P4"><text:tab/><text:tab/><text:tab/>"AvailabilityZone" : {"Ref" : "subnet1AZ"},</text:p>
      <text:p text:style-name="P4"><text:tab/><text:tab/><text:tab/>"VpcId" : {"Ref": "VPC"},</text:p>
      <text:p text:style-name="P4"><text:tab/><text:tab/><text:tab/>"Tags" : [</text:p>
      <text:p text:style-name="P4"><text:tab/><text:tab/><text:tab/>{"Key" : "Application", "Value" : { "Ref" : "AWS::StackId"} },</text:p>
      <text:p text:style-name="P4"><text:tab/><text:tab/><text:tab/><text:tab/>{"Key" : "Network", "Value" : "Private" }</text:p>
      <text:p text:style-name="P4"><text:tab/><text:tab/><text:tab/>]</text:p>
      <text:p text:style-name="P4"><text:tab/><text:tab/>}</text:p>
      <text:p text:style-name="P4"><text:s text:c="4"/>},</text:p>
      <text:p text:style-name="P4"/>
      <text:p text:style-name="P4">"InternetGateway": {</text:p>
      <text:p text:style-name="P4"><text:tab/><text:tab/><text:tab/>"Type": "AWS::EC2::InternetGateway",</text:p>
      <text:p text:style-name="P4"><text:tab/><text:tab/><text:tab/>"DependsOn": ["VPC"],</text:p>
      <text:p text:style-name="P4"><text:tab/><text:tab/><text:tab/>"Properties": {</text:p>
      <text:p text:style-name="P4"><text:tab/><text:tab/><text:tab/>"Tags": [</text:p>
      <text:p text:style-name="P4"><text:tab/><text:tab/><text:tab/><text:tab/>{"Key" : "Application", "Value" : { "Ref" : "AWS::StackId"} },</text:p>
      <text:p text:style-name="P4"><text:tab/><text:tab/><text:tab/><text:tab/>{"Key" : "Network", "Value" : "Public" }</text:p>
      <text:p text:style-name="P4"><text:tab/><text:tab/><text:tab/>]</text:p>
      <text:p text:style-name="P4"><text:tab/><text:tab/>}</text:p>
      <text:p text:style-name="P4"><text:s text:c="4"/>},</text:p>
      <text:p text:style-name="P4"><text:tab/><text:tab/>"attachGateway": {</text:p>
      <text:p text:style-name="P4"><text:tab/><text:tab/><text:tab/>"Type": "AWS::EC2::VPCGatewayAttachment",</text:p>
      <text:p text:style-name="P4"><text:tab/><text:tab/><text:tab/>"DependsOn": ["VPC", "InternetGateway"],</text:p>
      <text:p text:style-name="P4"><text:tab/><text:tab/><text:tab/>"Properties": {</text:p>
      <text:p text:style-name="P4"><text:tab/><text:tab/><text:tab/>"VpcId": {"Ref": "VPC"},</text:p>
      <text:p text:style-name="P4"><text:tab/><text:tab/><text:tab/>"InternetGatewayId": {"Ref": "InternetGateway"}</text:p>
      <text:p text:style-name="P4"><text:tab/><text:tab/><text:tab/>}</text:p>
      <text:p text:style-name="P4"><text:tab/><text:tab/>},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9:53:34.339913468</meta:creation-date>
    <dc:date>2018-10-31T18:46:45.093483686</dc:date>
    <meta:editing-duration>PT1H40M8S</meta:editing-duration>
    <meta:editing-cycles>1</meta:editing-cycles>
    <meta:document-statistic meta:table-count="0" meta:image-count="0" meta:object-count="0" meta:page-count="10" meta:paragraph-count="438" meta:word-count="1742" meta:character-count="14796" meta:non-whitespace-character-count="10873"/>
    <meta:generator>LibreOffice/5.1.6.2$Linux_X86_64 LibreOffice_project/10m0$Build-2</meta:generator>
  </office:meta>
</office:document-meta>
</file>